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31.01mm"/>
    </style:style>
    <style:style style:name="co11" style:family="table-column">
      <style:table-column-properties fo:break-before="auto" style:column-width="14.83mm"/>
    </style:style>
    <style:style style:name="co12" style:family="table-column">
      <style:table-column-properties fo:break-before="auto" style:column-width="20.81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6" table:default-cell-style-name="ce14"/>
        <table:table-column table:style-name="co5" table:default-cell-style-name="ce14"/>
        <table:table-column table:style-name="co7" table:number-columns-repeated="247" table:default-cell-style-name="ce1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5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7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7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7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3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7" calcext:value-type="float">
            <text:p><text:s text:c="3"/>9,137</text:p>
          </table:table-cell>
          <table:table-cell table:style-name="ce51" office:value-type="float" office:value="8806" calcext:value-type="float">
            <text:p><text:s text:c="3"/>8,806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84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9137" calcext:value-type="float">
            <text:p><text:s text:c="3"/>9,137</text:p>
          </table:table-cell>
          <table:table-cell table:style-name="ce51" office:value-type="float" office:value="7670" calcext:value-type="float">
            <text:p><text:s text:c="3"/>7,670</text:p>
          </table:table-cell>
          <table:table-cell table:style-name="ce35" office:value-type="float" office:value="1068" calcext:value-type="float">
            <text:p><text:s text:c="3"/>1,068</text:p>
          </table:table-cell>
          <table:table-cell table:style-name="ce35" office:value-type="float" office:value="1043" calcext:value-type="float">
            <text:p><text:s text:c="3"/>1,043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35" office:value-type="float" office:value="349" calcext:value-type="float">
            <text:p><text:s text:c="3"/>349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office:value-type="float" office:value="11303" calcext:value-type="float">
            <text:p><text:s text:c="3"/>11,303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0031" calcext:value-type="float">
            <text:p><text:s text:c="3"/>10,031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21" calcext:value-type="float">
            <text:p><text:s text:c="3"/>1,02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35" office:value-type="float" office:value="511" calcext:value-type="float">
            <text:p><text:s text:c="3"/>511</text:p>
          </table:table-cell>
          <table:table-cell table:style-name="ce84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8304" calcext:value-type="float">
            <text:p><text:s text:c="3"/>8,30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7080" calcext:value-type="float">
            <text:p><text:s text:c="3"/>7,080</text:p>
          </table:table-cell>
          <table:table-cell table:style-name="ce35" office:value-type="float" office:value="996" calcext:value-type="float">
            <text:p><text:s text:c="3"/>996</text:p>
          </table:table-cell>
          <table:table-cell table:style-name="ce35" office:value-type="float" office:value="979" calcext:value-type="float">
            <text:p><text:s text:c="3"/>979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35" office:value-type="float" office:value="469" calcext:value-type="float">
            <text:p><text:s text:c="3"/>469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8857" calcext:value-type="float">
            <text:p><text:s text:c="3"/>8,85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7783" calcext:value-type="float">
            <text:p><text:s text:c="3"/>7,783</text:p>
          </table:table-cell>
          <table:table-cell table:style-name="ce35" office:value-type="float" office:value="870" calcext:value-type="float">
            <text:p><text:s text:c="3"/>870</text:p>
          </table:table-cell>
          <table:table-cell table:style-name="ce35" office:value-type="float" office:value="844" calcext:value-type="float">
            <text:p><text:s text:c="3"/>84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35" office:value-type="float" office:value="445" calcext:value-type="float">
            <text:p><text:s text:c="3"/>445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7922" calcext:value-type="float">
            <text:p><text:s text:c="3"/>7,922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6670" calcext:value-type="float">
            <text:p><text:s text:c="3"/>6,670</text:p>
          </table:table-cell>
          <table:table-cell table:style-name="ce35" office:value-type="float" office:value="1025" calcext:value-type="float">
            <text:p><text:s text:c="3"/>1,025</text:p>
          </table:table-cell>
          <table:table-cell table:style-name="ce35" office:value-type="float" office:value="1008" calcext:value-type="float">
            <text:p><text:s text:c="3"/>1,00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35" office:value-type="float" office:value="526" calcext:value-type="float">
            <text:p><text:s text:c="3"/>526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6486" calcext:value-type="float">
            <text:p><text:s text:c="3"/>6,48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5198" calcext:value-type="float">
            <text:p><text:s text:c="3"/>5,198</text:p>
          </table:table-cell>
          <table:table-cell table:style-name="ce35" office:value-type="float" office:value="1068" calcext:value-type="float">
            <text:p><text:s text:c="3"/>1,068</text:p>
          </table:table-cell>
          <table:table-cell table:style-name="ce35" office:value-type="float" office:value="1052" calcext:value-type="float">
            <text:p><text:s text:c="3"/>1,052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35" office:value-type="float" office:value="461" calcext:value-type="float">
            <text:p><text:s text:c="3"/>461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6341" calcext:value-type="float">
            <text:p><text:s text:c="3"/>6,341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5114" calcext:value-type="float">
            <text:p><text:s text:c="3"/>5,114</text:p>
          </table:table-cell>
          <table:table-cell table:style-name="ce35" office:value-type="float" office:value="1028" calcext:value-type="float">
            <text:p><text:s text:c="3"/>1,028</text:p>
          </table:table-cell>
          <table:table-cell table:style-name="ce35" office:value-type="float" office:value="1003" calcext:value-type="float">
            <text:p><text:s text:c="3"/>1,003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84" office:value-type="float" office:value="40" calcext:value-type="float">
            <text:p><text:s text:c="3"/>4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6338" calcext:value-type="float">
            <text:p><text:s text:c="3"/>6,338</text:p>
          </table:table-cell>
          <table:table-cell table:style-name="ce52" office:value-type="float" office:value="6045" calcext:value-type="float">
            <text:p><text:s text:c="3"/>6,04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6" office:value-type="float" office:value="29" calcext:value-type="float">
            <text:p><text:s text:c="3"/>2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321" calcext:value-type="float">
            <text:p><text:s text:c="3"/>11,321</text:p>
          </table:table-cell>
          <table:table-cell table:style-name="ce51" office:value-type="float" office:value="11007" calcext:value-type="float">
            <text:p><text:s text:c="3"/>11,00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84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9853" calcext:value-type="float">
            <text:p><text:s text:c="3"/>9,853</text:p>
          </table:table-cell>
          <table:table-cell table:style-name="ce37" office:value-type="float" office:value="1047" calcext:value-type="float">
            <text:p><text:s text:c="3"/>1,047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7" office:value-type="float" office:value="385" calcext:value-type="float">
            <text:p><text:s text:c="3"/>385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1" office:value-type="float" office:value="9897" calcext:value-type="float">
            <text:p><text:s text:c="3"/>9,897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4" office:value-type="float" office:value="193" calcext:value-type="float">
            <text:p><text:s text:c="3"/>19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1" office:value-type="float" office:value="8663" calcext:value-type="float">
            <text:p><text:s text:c="3"/>8,663</text:p>
          </table:table-cell>
          <table:table-cell table:style-name="ce35" office:value-type="float" office:value="1110" calcext:value-type="float">
            <text:p><text:s text:c="3"/>1,110</text:p>
          </table:table-cell>
          <table:table-cell table:style-name="ce35" office:value-type="float" office:value="1093" calcext:value-type="float">
            <text:p><text:s text:c="3"/>1,093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84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2" office:value-type="float" office:value="13586" calcext:value-type="float">
            <text:p><text:s text:c="3"/>13,586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5" office:value-type="float" office:value="251" calcext:value-type="float">
            <text:p><text:s text:c="3"/>251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1" office:value-type="float" office:value="12389" calcext:value-type="float">
            <text:p><text:s text:c="3"/>12,389</text:p>
          </table:table-cell>
          <table:table-cell table:style-name="ce35" office:value-type="float" office:value="1099" calcext:value-type="float">
            <text:p><text:s text:c="3"/>1,099</text:p>
          </table:table-cell>
          <table:table-cell table:style-name="ce35" office:value-type="float" office:value="1073" calcext:value-type="float">
            <text:p><text:s text:c="3"/>1,07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84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23379" calcext:value-type="float">
            <text:p><text:s text:c="3"/>23,379</text:p>
          </table:table-cell>
          <table:table-cell table:style-name="ce33" office:value-type="float" office:value="22820" calcext:value-type="float">
            <text:p><text:s text:c="3"/>22,820</text:p>
          </table:table-cell>
          <table:table-cell table:style-name="ce33" office:value-type="float" office:value="113" calcext:value-type="float">
            <text:p><text:s text:c="3"/>113</text:p>
          </table:table-cell>
          <table:table-cell table:style-name="ce33" office:value-type="float" office:value="85" calcext:value-type="float">
            <text:p><text:s text:c="3"/>85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446" calcext:value-type="float">
            <text:p><text:s text:c="3"/>446</text:p>
          </table:table-cell>
          <table:table-cell table:style-name="ce33" office:value-type="float" office:value="73" calcext:value-type="float">
            <text:p><text:s text:c="3"/>73</text:p>
          </table:table-cell>
          <table:table-cell table:style-name="ce82" office:value-type="float" office:value="373" calcext:value-type="float">
            <text:p><text:s text:c="3"/>373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二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23379" calcext:value-type="float">
            <text:p><text:s text:c="3"/>23,379</text:p>
          </table:table-cell>
          <table:table-cell table:style-name="ce34" office:value-type="float" office:value="20516" calcext:value-type="float">
            <text:p><text:s text:c="3"/>20,516</text:p>
          </table:table-cell>
          <table:table-cell table:style-name="ce34" office:value-type="float" office:value="2198" calcext:value-type="float">
            <text:p><text:s text:c="3"/>2,198</text:p>
          </table:table-cell>
          <table:table-cell table:style-name="ce34" office:value-type="float" office:value="2161" calcext:value-type="float">
            <text:p><text:s text:c="3"/>2,16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65" calcext:value-type="float">
            <text:p><text:s text:c="3"/>665</text:p>
          </table:table-cell>
          <table:table-cell table:style-name="ce34" office:value-type="float" office:value="584" calcext:value-type="float">
            <text:p><text:s text:c="3"/>584</text:p>
          </table:table-cell>
          <table:table-cell table:style-name="ce83" office:value-type="float" office:value="81" calcext:value-type="float">
            <text:p><text:s text:c="3"/>81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1" office:value-type="float" office:value="14096" calcext:value-type="float">
            <text:p><text:s text:c="3"/>14,096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1" office:value-type="float" office:value="209" calcext:value-type="float">
            <text:p><text:s text:c="3"/>209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84" office:value-type="float" office:value="177" calcext:value-type="float">
            <text:p><text:s text:c="3"/>177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1" office:value-type="float" office:value="13027" calcext:value-type="float">
            <text:p><text:s text:c="3"/>13,027</text:p>
          </table:table-cell>
          <table:table-cell table:style-name="ce35" office:value-type="float" office:value="944" calcext:value-type="float">
            <text:p><text:s text:c="3"/>944</text:p>
          </table:table-cell>
          <table:table-cell table:style-name="ce35" office:value-type="float" office:value="926" calcext:value-type="float">
            <text:p><text:s text:c="3"/>92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84" office:value-type="float" office:value="32" calcext:value-type="float">
            <text:p><text:s text:c="3"/>3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2" office:value-type="float" office:value="8724" calcext:value-type="float">
            <text:p><text:s text:c="3"/>8,72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85" office:value-type="float" office:value="196" calcext:value-type="float">
            <text:p><text:s text:c="3"/>196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034" calcext:value-type="float">
            <text:p><text:s text:c="3"/>9,034</text:p>
          </table:table-cell>
          <table:table-cell table:style-name="ce54" office:value-type="float" office:value="7489" calcext:value-type="float">
            <text:p><text:s text:c="3"/>7,489</text:p>
          </table:table-cell>
          <table:table-cell table:style-name="ce38" office:value-type="float" office:value="1254" calcext:value-type="float">
            <text:p><text:s text:c="3"/>1,254</text:p>
          </table:table-cell>
          <table:table-cell table:style-name="ce38" office:value-type="float" office:value="1235" calcext:value-type="float">
            <text:p><text:s text:c="3"/>1,23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1.13" calcext:value-type="float">
            <text:p>－ <text:s text:c="4"/>1.13</text:p>
          </table:table-cell>
          <table:table-cell table:style-name="ce39" office:value-type="float" office:value="-0.93" calcext:value-type="float">
            <text:p>－ <text:s text:c="4"/>0.93</text:p>
          </table:table-cell>
          <table:table-cell table:style-name="ce59" office:value-type="float" office:value="4.29" calcext:value-type="float">
            <text:p><text:s text:c="4"/>4.29</text:p>
          </table:table-cell>
          <table:table-cell table:style-name="ce59" office:value-type="float" office:value="14.29" calcext:value-type="float">
            <text:p><text:s text:c="4"/>14.29</text:p>
          </table:table-cell>
          <table:table-cell table:style-name="ce59" office:value-type="float" office:value="-19.05" calcext:value-type="float">
            <text:p>－ <text:s text:c="2"/>19.05</text:p>
          </table:table-cell>
          <table:table-cell table:style-name="ce39" office:value-type="float" office:value="-9.2" calcext:value-type="float">
            <text:p>－ <text:s text:c="4"/>9.20</text:p>
          </table:table-cell>
          <table:table-cell table:style-name="ce59" office:value-type="float" office:value="-19.61" calcext:value-type="float">
            <text:p>－ <text:s text:c="2"/>19.61</text:p>
          </table:table-cell>
          <table:table-cell table:style-name="ce88" office:value-type="float" office:value="-6.67" calcext:value-type="float">
            <text:p>－ <text:s text:c="2"/>6.6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-1.13" calcext:value-type="float">
            <text:p>－ <text:s text:c="4"/>1.13</text:p>
          </table:table-cell>
          <table:table-cell table:style-name="ce55" office:value-type="float" office:value="-2.36" calcext:value-type="float">
            <text:p>－ <text:s text:c="4"/>2.36</text:p>
          </table:table-cell>
          <table:table-cell table:style-name="ce42" office:value-type="float" office:value="17.42" calcext:value-type="float">
            <text:p><text:s text:c="4"/>17.42</text:p>
          </table:table-cell>
          <table:table-cell table:style-name="ce42" office:value-type="float" office:value="18.41" calcext:value-type="float">
            <text:p><text:s text:c="4"/>18.41</text:p>
          </table:table-cell>
          <table:table-cell table:style-name="ce42" office:value-type="float" office:value="-24" calcext:value-type="float">
            <text:p>－ <text:s text:c="2"/>24.00</text:p>
          </table:table-cell>
          <table:table-cell table:style-name="ce42" office:value-type="float" office:value="-27.07" calcext:value-type="float">
            <text:p>－ <text:s text:c="2"/>27.07</text:p>
          </table:table-cell>
          <table:table-cell table:style-name="ce42" office:value-type="float" office:value="-30.66" calcext:value-type="float">
            <text:p>－ <text:s text:c="2"/>30.66</text:p>
          </table:table-cell>
          <table:table-cell table:style-name="ce89" office:value-type="float" office:value="-2" calcext:value-type="float">
            <text:p>－ <text:s text:c="2"/>2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4" office:value-type="string" calcext:value-type="string">
            <text:p>新郎</text:p>
          </table:table-cell>
          <table:table-cell table:style-name="ce41" office:value-type="float" office:value="-37.02" calcext:value-type="float">
            <text:p>－ <text:s text:c="2"/>37.02</text:p>
          </table:table-cell>
          <table:table-cell table:style-name="ce41" office:value-type="float" office:value="-38.11" calcext:value-type="float">
            <text:p>－ <text:s text:c="2"/>38.11</text:p>
          </table:table-cell>
          <table:table-cell table:style-name="ce60" office:value-type="float" office:value="82.5" calcext:value-type="float">
            <text:p><text:s text:c="4"/>82.50</text:p>
          </table:table-cell>
          <table:table-cell table:style-name="ce60" office:value-type="float" office:value="93.1" calcext:value-type="float">
            <text:p><text:s text:c="4"/>93.10</text:p>
          </table:table-cell>
          <table:table-cell table:style-name="ce60" office:value-type="float" office:value="54.55" calcext:value-type="float">
            <text:p><text:s text:c="4"/>54.55</text:p>
          </table:table-cell>
          <table:table-cell table:style-name="ce60" office:value-type="float" office:value="13.4" calcext:value-type="float">
            <text:p><text:s text:c="4"/>13.40</text:p>
          </table:table-cell>
          <table:table-cell table:style-name="ce60" office:value-type="float" office:value="28.13" calcext:value-type="float">
            <text:p><text:s text:c="4"/>28.13</text:p>
          </table:table-cell>
          <table:table-cell table:style-name="ce90" office:value-type="float" office:value="10.73" calcext:value-type="float">
            <text:p><text:s text:c="4"/>10.7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-37.02" calcext:value-type="float">
            <text:p>－ <text:s text:c="2"/>37.02</text:p>
          </table:table-cell>
          <table:table-cell table:style-name="ce42" office:value-type="float" office:value="-42.51" calcext:value-type="float">
            <text:p>－ <text:s text:c="2"/>42.51</text:p>
          </table:table-cell>
          <table:table-cell table:style-name="ce55" office:value-type="float" office:value="32.84" calcext:value-type="float">
            <text:p><text:s text:c="4"/>32.84</text:p>
          </table:table-cell>
          <table:table-cell table:style-name="ce55" office:value-type="float" office:value="33.37" calcext:value-type="float">
            <text:p><text:s text:c="4"/>33.37</text:p>
          </table:table-cell>
          <table:table-cell table:style-name="ce55" office:value-type="float" office:value="5.56" calcext:value-type="float">
            <text:p><text:s text:c="4"/>5.56</text:p>
          </table:table-cell>
          <table:table-cell table:style-name="ce42" office:value-type="float" office:value="-22.19" calcext:value-type="float">
            <text:p>－ <text:s text:c="2"/>22.19</text:p>
          </table:table-cell>
          <table:table-cell table:style-name="ce42" office:value-type="float" office:value="-29.24" calcext:value-type="float">
            <text:p>－ <text:s text:c="2"/>29.24</text:p>
          </table:table-cell>
          <table:table-cell table:style-name="ce91" office:value-type="float" office:value="53.13" calcext:value-type="float">
            <text:p><text:s text:c="4"/>53.13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8" table:default-cell-style-name="ce14"/>
        <table:table-column table:style-name="co2" table:default-cell-style-name="ce14"/>
        <table:table-column table:style-name="co9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7" table:number-columns-repeated="247" table:default-cell-style-name="ce1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96" office:value-type="string" office:string-value="中 華 民 國 99 年 2 月 份" calcext:value-type="string">
            <text:p><text:s/>中 華 民 國 99 年 2 月 份 </text:p>
          </table:table-cell>
          <table:table-cell table:style-name="ce2" table:number-columns-repeated="5"/>
          <table:table-cell table:style-name="ce100"/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5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9034" calcext:value-type="float">
            <text:p><text:s text:c="3"/>9,034</text:p>
          </table:table-cell>
          <table:table-cell table:style-name="ce45" office:value-type="float" office:value="8724" calcext:value-type="float">
            <text:p><text:s text:c="3"/>8,724</text:p>
          </table:table-cell>
          <table:table-cell table:style-name="ce45" office:value-type="float" office:value="73" calcext:value-type="float">
            <text:p><text:s text:c="3"/>73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237" calcext:value-type="float">
            <text:p><text:s text:c="3"/>237</text:p>
          </table:table-cell>
          <table:table-cell table:style-name="ce45" office:value-type="float" office:value="41" calcext:value-type="float">
            <text:p><text:s text:c="3"/>41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9034" calcext:value-type="float">
            <text:p><text:s text:c="3"/>9,034</text:p>
          </table:table-cell>
          <table:table-cell table:style-name="ce46" office:value-type="float" office:value="7489" calcext:value-type="float">
            <text:p><text:s text:c="3"/>7,489</text:p>
          </table:table-cell>
          <table:table-cell table:style-name="ce46" office:value-type="float" office:value="1254" calcext:value-type="float">
            <text:p><text:s text:c="3"/>1,254</text:p>
          </table:table-cell>
          <table:table-cell table:style-name="ce46" office:value-type="float" office:value="1235" calcext:value-type="float">
            <text:p><text:s text:c="3"/>1,235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291" calcext:value-type="float">
            <text:p><text:s text:c="3"/>291</text:p>
          </table:table-cell>
          <table:table-cell table:style-name="ce46" office:value-type="float" office:value="242" calcext:value-type="float">
            <text:p><text:s text:c="3"/>242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984" calcext:value-type="float">
            <text:p><text:s text:c="3"/>8,984</text:p>
          </table:table-cell>
          <table:table-cell table:style-name="ce30" office:value-type="float" office:value="8675" calcext:value-type="float">
            <text:p><text:s text:c="3"/>8,675</text:p>
          </table:table-cell>
          <table:table-cell table:style-name="ce30" office:value-type="float" office:value="72" calcext:value-type="float">
            <text:p><text:s text:c="3"/>72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30" office:value-type="float" office:value="17" calcext:value-type="float">
            <text:p><text:s text:c="3"/>17</text:p>
          </table:table-cell>
          <table:table-cell table:style-name="ce30" office:value-type="float" office:value="237" calcext:value-type="float">
            <text:p><text:s text:c="3"/>237</text:p>
          </table:table-cell>
          <table:table-cell table:style-name="ce30" office:value-type="float" office:value="41" calcext:value-type="float">
            <text:p><text:s text:c="3"/>41</text:p>
          </table:table-cell>
          <table:table-cell table:style-name="ce81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984" calcext:value-type="float">
            <text:p><text:s text:c="3"/>8,984</text:p>
          </table:table-cell>
          <table:table-cell table:style-name="ce31" office:value-type="float" office:value="7449" calcext:value-type="float">
            <text:p><text:s text:c="3"/>7,449</text:p>
          </table:table-cell>
          <table:table-cell table:style-name="ce31" office:value-type="float" office:value="1244" calcext:value-type="float">
            <text:p><text:s text:c="3"/>1,244</text:p>
          </table:table-cell>
          <table:table-cell table:style-name="ce31" office:value-type="float" office:value="1225" calcext:value-type="float">
            <text:p><text:s text:c="3"/>1,225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291" calcext:value-type="float">
            <text:p><text:s text:c="3"/>291</text:p>
          </table:table-cell>
          <table:table-cell table:style-name="ce31" office:value-type="float" office:value="242" calcext:value-type="float">
            <text:p><text:s text:c="3"/>242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7288" calcext:value-type="float">
            <text:p><text:s text:c="3"/>7,288</text:p>
          </table:table-cell>
          <table:table-cell table:style-name="ce47" office:value-type="float" office:value="7105" calcext:value-type="float">
            <text:p><text:s text:c="3"/>7,105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40" calcext:value-type="float">
            <text:p><text:s text:c="3"/>14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7288" calcext:value-type="float">
            <text:p><text:s text:c="3"/>7,288</text:p>
          </table:table-cell>
          <table:table-cell table:style-name="ce48" office:value-type="float" office:value="6020" calcext:value-type="float">
            <text:p><text:s text:c="3"/>6,020</text:p>
          </table:table-cell>
          <table:table-cell table:style-name="ce48" office:value-type="float" office:value="1020" calcext:value-type="float">
            <text:p><text:s text:c="3"/>1,020</text:p>
          </table:table-cell>
          <table:table-cell table:style-name="ce48" office:value-type="float" office:value="1002" calcext:value-type="float">
            <text:p><text:s text:c="3"/>1,002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606" calcext:value-type="float">
            <text:p><text:s text:c="3"/>1,606</text:p>
          </table:table-cell>
          <table:table-cell table:style-name="ce97" office:value-type="float" office:value="1557" calcext:value-type="float">
            <text:p><text:s text:c="3"/>1,557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606" calcext:value-type="float">
            <text:p><text:s text:c="3"/>1,606</text:p>
          </table:table-cell>
          <table:table-cell table:style-name="ce37" office:value-type="float" office:value="1274" calcext:value-type="float">
            <text:p><text:s text:c="3"/>1,27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54" calcext:value-type="float">
            <text:p><text:s text:c="3"/>154</text:p>
          </table:table-cell>
          <table:table-cell table:style-name="ce97" office:value-type="float" office:value="147" calcext:value-type="float">
            <text:p><text:s text:c="3"/>1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798" calcext:value-type="float">
            <text:p><text:s text:c="3"/>798</text:p>
          </table:table-cell>
          <table:table-cell table:style-name="ce97" office:value-type="float" office:value="773" calcext:value-type="float">
            <text:p><text:s text:c="3"/>77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98" calcext:value-type="float">
            <text:p><text:s text:c="3"/>79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number-columns-repeated="2" table:style-name="ce37" office:value-type="float" office:value="123" calcext:value-type="float">
            <text:p><text:s text:c="3"/>1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03" calcext:value-type="float">
            <text:p><text:s text:c="3"/>203</text:p>
          </table:table-cell>
          <table:table-cell table:style-name="ce97" office:value-type="float" office:value="201" calcext:value-type="float">
            <text:p><text:s text:c="3"/>20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03" calcext:value-type="float">
            <text:p><text:s text:c="3"/>203</text:p>
          </table:table-cell>
          <table:table-cell table:style-name="ce37" office:value-type="float" office:value="167" calcext:value-type="float">
            <text:p><text:s text:c="3"/>167</text:p>
          </table:table-cell>
          <table:table-cell table:number-columns-repeated="2" table:style-name="ce37" office:value-type="float" office:value="28" calcext:value-type="float">
            <text:p><text:s text:c="3"/>2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90" calcext:value-type="float">
            <text:p><text:s text:c="3"/>190</text:p>
          </table:table-cell>
          <table:table-cell table:style-name="ce97" office:value-type="float" office:value="186" calcext:value-type="float">
            <text:p><text:s text:c="3"/>186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621" calcext:value-type="float">
            <text:p><text:s text:c="3"/>621</text:p>
          </table:table-cell>
          <table:table-cell table:style-name="ce97" office:value-type="float" office:value="608" calcext:value-type="float">
            <text:p><text:s text:c="3"/>60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21" calcext:value-type="float">
            <text:p><text:s text:c="3"/>621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517" calcext:value-type="float">
            <text:p><text:s text:c="3"/>517</text:p>
          </table:table-cell>
          <table:table-cell table:style-name="ce97" office:value-type="float" office:value="512" calcext:value-type="float">
            <text:p><text:s text:c="3"/>51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17" calcext:value-type="float">
            <text:p><text:s text:c="3"/>517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number-columns-repeated="2" table:style-name="ce37" office:value-type="float" office:value="68" calcext:value-type="float">
            <text:p><text:s text:c="3"/>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86" calcext:value-type="float">
            <text:p><text:s text:c="3"/>186</text:p>
          </table:table-cell>
          <table:table-cell table:style-name="ce97" office:value-type="float" office:value="182" calcext:value-type="float">
            <text:p><text:s text:c="3"/>18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86" calcext:value-type="float">
            <text:p><text:s text:c="3"/>18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number-columns-repeated="2" table:style-name="ce37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52" calcext:value-type="float">
            <text:p><text:s text:c="3"/>252</text:p>
          </table:table-cell>
          <table:table-cell table:style-name="ce97" office:value-type="float" office:value="251" calcext:value-type="float">
            <text:p><text:s text:c="3"/>25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203" calcext:value-type="float">
            <text:p><text:s text:c="3"/>203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84" calcext:value-type="float">
            <text:p><text:s text:c="3"/>184</text:p>
          </table:table-cell>
          <table:table-cell table:style-name="ce97" office:value-type="float" office:value="181" calcext:value-type="float">
            <text:p><text:s text:c="3"/>18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number-columns-repeated="2"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69" calcext:value-type="float">
            <text:p><text:s text:c="3"/>369</text:p>
          </table:table-cell>
          <table:table-cell table:style-name="ce97" office:value-type="float" office:value="358" calcext:value-type="float">
            <text:p><text:s text:c="3"/>35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431" calcext:value-type="float">
            <text:p><text:s text:c="3"/>431</text:p>
          </table:table-cell>
          <table:table-cell table:style-name="ce97" office:value-type="float" office:value="422" calcext:value-type="float">
            <text:p><text:s text:c="3"/>422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31" calcext:value-type="float">
            <text:p><text:s text:c="3"/>431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24" calcext:value-type="float">
            <text:p><text:s text:c="3"/>324</text:p>
          </table:table-cell>
          <table:table-cell table:style-name="ce97" office:value-type="float" office:value="315" calcext:value-type="float">
            <text:p><text:s text:c="3"/>3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number-columns-repeated="2"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97" office:value-type="float" office:value="86" calcext:value-type="float">
            <text:p><text:s text:c="3"/>8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29" calcext:value-type="float">
            <text:p><text:s text:c="3"/>129</text:p>
          </table:table-cell>
          <table:table-cell table:style-name="ce97" office:value-type="float" office:value="125" calcext:value-type="float">
            <text:p><text:s text:c="3"/>12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42" calcext:value-type="float">
            <text:p><text:s text:c="3"/>42</text:p>
          </table:table-cell>
          <table:table-cell table:style-name="ce97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97" office:value-type="float" office:value="137" calcext:value-type="float">
            <text:p><text:s text:c="3"/>1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07" calcext:value-type="float">
            <text:p><text:s text:c="3"/>107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02" calcext:value-type="float">
            <text:p><text:s text:c="3"/>202</text:p>
          </table:table-cell>
          <table:table-cell table:style-name="ce97" office:value-type="float" office:value="200" calcext:value-type="float">
            <text:p><text:s text:c="3"/>20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number-columns-repeated="2" table:style-name="ce37" office:value-type="float" office:value="31" calcext:value-type="float">
            <text:p><text:s text:c="3"/>3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448" calcext:value-type="float">
            <text:p><text:s text:c="3"/>448</text:p>
          </table:table-cell>
          <table:table-cell table:style-name="ce97" office:value-type="float" office:value="429" calcext:value-type="float">
            <text:p><text:s text:c="3"/>42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70" calcext:value-type="float">
            <text:p><text:s text:c="3"/>37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97" office:value-type="float" office:value="95" calcext:value-type="float">
            <text:p><text:s text:c="3"/>9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05" calcext:value-type="float">
            <text:p><text:s text:c="3"/>305</text:p>
          </table:table-cell>
          <table:table-cell table:style-name="ce97" office:value-type="float" office:value="298" calcext:value-type="float">
            <text:p><text:s text:c="3"/>29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number-columns-repeated="2"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089" calcext:value-type="float">
            <text:p><text:s text:c="3"/>1,089</text:p>
          </table:table-cell>
          <table:table-cell table:style-name="ce49" office:value-type="float" office:value="987" calcext:value-type="float">
            <text:p><text:s text:c="3"/>987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64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089" calcext:value-type="float">
            <text:p><text:s text:c="3"/>1,089</text:p>
          </table:table-cell>
          <table:table-cell table:style-name="ce31" office:value-type="float" office:value="907" calcext:value-type="float">
            <text:p><text:s text:c="3"/>907</text:p>
          </table:table-cell>
          <table:table-cell table:style-name="ce31" office:value-type="float" office:value="156" calcext:value-type="float">
            <text:p><text:s text:c="3"/>156</text:p>
          </table:table-cell>
          <table:table-cell table:style-name="ce31" office:value-type="float" office:value="155" calcext:value-type="float">
            <text:p><text:s text:c="3"/>15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607" calcext:value-type="float">
            <text:p><text:s text:c="3"/>607</text:p>
          </table:table-cell>
          <table:table-cell table:style-name="ce49" office:value-type="float" office:value="583" calcext:value-type="float">
            <text:p><text:s text:c="3"/>583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607" calcext:value-type="float">
            <text:p><text:s text:c="3"/>607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number-columns-repeated="2" table:style-name="ce31" office:value-type="float" office:value="68" calcext:value-type="float">
            <text:p><text:s text:c="3"/>68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6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number-columns-repeated="2" table:style-name="ce31" office:value-type="float" office:value="10" calcext:value-type="float">
            <text:p><text:s text:c="3"/>10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43" calcext:value-type="float">
            <text:p><text:s text:c="3"/>43</text:p>
          </table:table-cell>
          <table:table-cell table:style-name="ce97" office:value-type="float" office:value="42" calcext:value-type="float">
            <text:p><text:s text:c="3"/>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99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5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4" table:number-columns-repeated="12" table:default-cell-style-name="ce14"/>
        <table:table-column table:style-name="co7" table:number-columns-repeated="236" table:default-cell-style-name="ce14"/>
        <table:table-column table:style-name="co7" table:number-columns-repeated="767" table:default-cell-style-name="Default"/>
        <table:table-row table:style-name="ro1">
          <table:table-cell table:style-name="ce10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9"/>
          <table:covered-table-cell table:style-name="ce139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140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10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5"/>
          <table:table-cell table:style-name="ce93" table:number-columns-repeated="1003"/>
        </table:table-row>
        <table:table-row table:style-name="ro3">
          <table:table-cell table:style-name="ce107" office:value-type="string" calcext:value-type="string">
            <text:p>年 <text:s/>月 <text:s/>別</text:p>
          </table:table-cell>
          <table:table-cell table:style-name="ce111" office:value-type="string" calcext:value-type="string">
            <text:p>性別</text:p>
          </table:table-cell>
          <table:table-cell table:style-name="ce111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36" office:value-type="string" calcext:value-type="string" table:number-columns-spanned="3" table:number-rows-spanned="1">
            <text:p>東南亞地區</text:p>
          </table:table-cell>
          <table:covered-table-cell table:style-name="ce135"/>
          <table:covered-table-cell table:style-name="ce137"/>
          <table:table-cell table:style-name="ce13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5"/>
          <table:table-cell table:style-name="ce93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1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2" office:value-type="float" office:value="135041" calcext:value-type="float">
            <text:p><text:s text:c="3"/>135,041</text:p>
          </table:table-cell>
          <table:table-cell table:style-name="ce124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1" office:value-type="float" office:value="2590" calcext:value-type="float">
            <text:p><text:s text:c="3"/>2,590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2582" calcext:value-type="float">
            <text:p><text:s text:c="3"/>2,582</text:p>
          </table:table-cell>
          <table:table-cell table:style-name="ce131" office:value-type="float" office:value="452" calcext:value-type="float">
            <text:p><text:s text:c="3"/>452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446" calcext:value-type="float">
            <text:p><text:s text:c="3"/>446</text:p>
          </table:table-cell>
          <table:table-cell table:style-name="ce131" office:value-type="float" office:value="2138" calcext:value-type="float">
            <text:p><text:s text:c="3"/>2,13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42" office:value-type="float" office:value="2136" calcext:value-type="float">
            <text:p><text:s text:c="3"/>2,13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5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2" office:value-type="float" office:value="6964" calcext:value-type="float">
            <text:p><text:s text:c="3"/>6,964</text:p>
          </table:table-cell>
          <table:table-cell table:style-name="ce132" office:value-type="float" office:value="154" calcext:value-type="float">
            <text:p><text:s text:c="3"/>154</text:p>
          </table:table-cell>
          <table:table-cell table:style-name="ce132" office:value-type="float" office:value="6810" calcext:value-type="float">
            <text:p><text:s text:c="3"/>6,810</text:p>
          </table:table-cell>
          <table:table-cell table:style-name="ce132" office:value-type="float" office:value="6500" calcext:value-type="float">
            <text:p><text:s text:c="3"/>6,500</text:p>
          </table:table-cell>
          <table:table-cell table:style-name="ce132" office:value-type="float" office:value="153" calcext:value-type="float">
            <text:p><text:s text:c="3"/>153</text:p>
          </table:table-cell>
          <table:table-cell table:style-name="ce132" office:value-type="float" office:value="6347" calcext:value-type="float">
            <text:p><text:s text:c="3"/>6,347</text:p>
          </table:table-cell>
          <table:table-cell table:style-name="ce132" office:value-type="float" office:value="464" calcext:value-type="float">
            <text:p><text:s text:c="3"/>46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3" office:value-type="float" office:value="463" calcext:value-type="float">
            <text:p><text:s text:c="3"/>46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4" office:value-type="float" office:value="154866" calcext:value-type="float">
            <text:p><text:s text:c="3"/>154,866</text:p>
          </table:table-cell>
          <table:table-cell table:style-name="ce114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5" office:value-type="float" office:value="154866" calcext:value-type="float">
            <text:p><text:s text:c="3"/>154,866</text:p>
          </table:table-cell>
          <table:table-cell table:style-name="ce115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3" office:value-type="float" office:value="520" calcext:value-type="float">
            <text:p><text:s text:c="3"/>52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6" office:value-type="float" office:value="117099" calcext:value-type="float">
            <text:p><text:s text:c="3"/>117,099</text:p>
          </table:table-cell>
          <table:table-cell table:style-name="ce116" office:value-type="float" office:value="113426" calcext:value-type="float">
            <text:p><text:s text:c="3"/>113,426</text:p>
          </table:table-cell>
          <table:table-cell table:style-name="ce116" office:value-type="float" office:value="113401" calcext:value-type="float">
            <text:p><text:s text:c="3"/>113,401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452" calcext:value-type="float">
            <text:p><text:s text:c="3"/>452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443" calcext:value-type="float">
            <text:p><text:s text:c="3"/>443</text:p>
          </table:table-cell>
          <table:table-cell table:style-name="ce116" office:value-type="float" office:value="239" calcext:value-type="float">
            <text:p><text:s text:c="3"/>239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233" calcext:value-type="float">
            <text:p><text:s text:c="3"/>233</text:p>
          </table:table-cell>
          <table:table-cell table:style-name="ce116" office:value-type="float" office:value="2982" calcext:value-type="float">
            <text:p><text:s text:c="3"/>2,982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2973" calcext:value-type="float">
            <text:p><text:s text:c="3"/>2,973</text:p>
          </table:table-cell>
          <table:table-cell table:style-name="ce116" office:value-type="float" office:value="502" calcext:value-type="float">
            <text:p><text:s text:c="3"/>502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495" calcext:value-type="float">
            <text:p><text:s text:c="3"/>495</text:p>
          </table:table-cell>
          <table:table-cell table:style-name="ce116" office:value-type="float" office:value="2480" calcext:value-type="float">
            <text:p><text:s text:c="3"/>2,480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44" office:value-type="float" office:value="2478" calcext:value-type="float">
            <text:p><text:s text:c="3"/>2,47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117" office:value-type="float" office:value="117099" calcext:value-type="float">
            <text:p><text:s text:c="3"/>117,099</text:p>
          </table:table-cell>
          <table:table-cell table:style-name="ce117" office:value-type="float" office:value="98858" calcext:value-type="float">
            <text:p><text:s text:c="3"/>98,858</text:p>
          </table:table-cell>
          <table:table-cell table:style-name="ce117" office:value-type="float" office:value="98832" calcext:value-type="float">
            <text:p><text:s text:c="3"/>98,832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17" office:value-type="float" office:value="12344" calcext:value-type="float">
            <text:p><text:s text:c="3"/>12,344</text:p>
          </table:table-cell>
          <table:table-cell table:style-name="ce117" office:value-type="float" office:value="550" calcext:value-type="float">
            <text:p><text:s text:c="3"/>550</text:p>
          </table:table-cell>
          <table:table-cell table:style-name="ce117" office:value-type="float" office:value="11794" calcext:value-type="float">
            <text:p><text:s text:c="3"/>11,794</text:p>
          </table:table-cell>
          <table:table-cell table:style-name="ce117" office:value-type="float" office:value="259" calcext:value-type="float">
            <text:p><text:s text:c="3"/>259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17" office:value-type="float" office:value="252" calcext:value-type="float">
            <text:p><text:s text:c="3"/>252</text:p>
          </table:table-cell>
          <table:table-cell table:style-name="ce117" office:value-type="float" office:value="5638" calcext:value-type="float">
            <text:p><text:s text:c="3"/>5,638</text:p>
          </table:table-cell>
          <table:table-cell table:style-name="ce117" office:value-type="float" office:value="438" calcext:value-type="float">
            <text:p><text:s text:c="3"/>438</text:p>
          </table:table-cell>
          <table:table-cell table:style-name="ce117" office:value-type="float" office:value="5200" calcext:value-type="float">
            <text:p><text:s text:c="3"/>5,200</text:p>
          </table:table-cell>
          <table:table-cell table:style-name="ce117" office:value-type="float" office:value="5194" calcext:value-type="float">
            <text:p><text:s text:c="3"/>5,194</text:p>
          </table:table-cell>
          <table:table-cell table:style-name="ce117" office:value-type="float" office:value="436" calcext:value-type="float">
            <text:p><text:s text:c="3"/>436</text:p>
          </table:table-cell>
          <table:table-cell table:style-name="ce117" office:value-type="float" office:value="4758" calcext:value-type="float">
            <text:p><text:s text:c="3"/>4,758</text:p>
          </table:table-cell>
          <table:table-cell table:style-name="ce117" office:value-type="float" office:value="444" calcext:value-type="float">
            <text:p><text:s text:c="3"/>44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45" office:value-type="float" office:value="442" calcext:value-type="float">
            <text:p><text:s text:c="3"/>44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18" office:value-type="float" office:value="8806" calcext:value-type="float">
            <text:p><text:s text:c="3"/>8,806</text:p>
          </table:table-cell>
          <table:table-cell table:style-name="ce36" office:value-type="float" office:value="8805" calcext:value-type="float">
            <text:p><text:s text:c="3"/>8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61" calcext:value-type="float">
            <text:p><text:s text:c="3"/>26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61" calcext:value-type="float">
            <text:p><text:s text:c="3"/>261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210" calcext:value-type="float">
            <text:p><text:s text:c="3"/>210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10" calcext:value-type="float">
            <text:p><text:s text:c="3"/>21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9137" calcext:value-type="float">
            <text:p><text:s text:c="3"/>9,137</text:p>
          </table:table-cell>
          <table:table-cell table:style-name="ce119" office:value-type="float" office:value="7670" calcext:value-type="float">
            <text:p><text:s text:c="3"/>7,670</text:p>
          </table:table-cell>
          <table:table-cell table:style-name="ce37" office:value-type="float" office:value="7667" calcext:value-type="float">
            <text:p><text:s text:c="3"/>7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399" calcext:value-type="float">
            <text:p><text:s text:c="3"/>39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363" calcext:value-type="float">
            <text:p><text:s text:c="3"/>363</text:p>
          </table:table-cell>
          <table:table-cell table:style-name="ce134" office:value-type="float" office:value="349" calcext:value-type="float">
            <text:p><text:s text:c="3"/>34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313" calcext:value-type="float">
            <text:p><text:s text:c="3"/>313</text:p>
          </table:table-cell>
          <table:table-cell table:style-name="ce134" office:value-type="float" office:value="50" calcext:value-type="float">
            <text:p><text:s text:c="3"/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18" office:value-type="float" office:value="11303" calcext:value-type="float">
            <text:p><text:s text:c="3"/>11,303</text:p>
          </table:table-cell>
          <table:table-cell table:style-name="ce36" office:value-type="float" office:value="11301" calcext:value-type="float">
            <text:p><text:s text:c="3"/>11,30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283" calcext:value-type="float">
            <text:p><text:s text:c="3"/>283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83" calcext:value-type="float">
            <text:p><text:s text:c="3"/>283</text:p>
          </table:table-cell>
          <table:table-cell table:style-name="ce133" office:value-type="float" office:value="55" calcext:value-type="float">
            <text:p><text:s text:c="3"/>5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5" calcext:value-type="float">
            <text:p><text:s text:c="3"/>55</text:p>
          </table:table-cell>
          <table:table-cell table:style-name="ce133" office:value-type="float" office:value="228" calcext:value-type="float">
            <text:p><text:s text:c="3"/>228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1634" calcext:value-type="float">
            <text:p><text:s text:c="3"/>11,634</text:p>
          </table:table-cell>
          <table:table-cell table:style-name="ce119" office:value-type="float" office:value="10031" calcext:value-type="float">
            <text:p><text:s text:c="3"/>10,031</text:p>
          </table:table-cell>
          <table:table-cell table:style-name="ce37" office:value-type="float" office:value="10027" calcext:value-type="float">
            <text:p><text:s text:c="3"/>10,0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982" calcext:value-type="float">
            <text:p><text:s text:c="3"/>982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32" calcext:value-type="float">
            <text:p><text:s text:c="3"/>32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516" calcext:value-type="float">
            <text:p><text:s text:c="3"/>516</text:p>
          </table:table-cell>
          <table:table-cell table:style-name="ce134" office:value-type="float" office:value="511" calcext:value-type="float">
            <text:p><text:s text:c="3"/>511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477" calcext:value-type="float">
            <text:p><text:s text:c="3"/>477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18" office:value-type="float" office:value="8304" calcext:value-type="float">
            <text:p><text:s text:c="3"/>8,304</text:p>
          </table:table-cell>
          <table:table-cell table:style-name="ce36" office:value-type="float" office:value="8304" calcext:value-type="float">
            <text:p><text:s text:c="3"/>8,30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33" office:value-type="float" office:value="242" calcext:value-type="float">
            <text:p><text:s text:c="3"/>24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41" calcext:value-type="float">
            <text:p><text:s text:c="3"/>241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6" calcext:value-type="float">
            <text:p><text:s text:c="3"/>36</text:p>
          </table:table-cell>
          <table:table-cell table:style-name="ce133" office:value-type="float" office:value="205" calcext:value-type="float">
            <text:p><text:s text:c="3"/>205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05" calcext:value-type="float">
            <text:p><text:s text:c="3"/>205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8597" calcext:value-type="float">
            <text:p><text:s text:c="3"/>8,597</text:p>
          </table:table-cell>
          <table:table-cell table:style-name="ce119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521" calcext:value-type="float">
            <text:p><text:s text:c="3"/>52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96" calcext:value-type="float">
            <text:p><text:s text:c="3"/>496</text:p>
          </table:table-cell>
          <table:table-cell table:style-name="ce134" office:value-type="float" office:value="469" calcext:value-type="float">
            <text:p><text:s text:c="3"/>469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44" calcext:value-type="float">
            <text:p><text:s text:c="3"/>444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18" office:value-type="float" office:value="8857" calcext:value-type="float">
            <text:p><text:s text:c="3"/>8,857</text:p>
          </table:table-cell>
          <table:table-cell table:style-name="ce36" office:value-type="float" office:value="8856" calcext:value-type="float">
            <text:p><text:s text:c="3"/>8,85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3" office:value-type="float" office:value="231" calcext:value-type="float">
            <text:p><text:s text:c="3"/>23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229" calcext:value-type="float">
            <text:p><text:s text:c="3"/>229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94" calcext:value-type="float">
            <text:p><text:s text:c="3"/>194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94" calcext:value-type="float">
            <text:p><text:s text:c="3"/>194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9132" calcext:value-type="float">
            <text:p><text:s text:c="3"/>9,132</text:p>
          </table:table-cell>
          <table:table-cell table:style-name="ce119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479" calcext:value-type="float">
            <text:p><text:s text:c="3"/>479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445" calcext:value-type="float">
            <text:p><text:s text:c="3"/>445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18" office:value-type="float" office:value="7922" calcext:value-type="float">
            <text:p><text:s text:c="3"/>7,922</text:p>
          </table:table-cell>
          <table:table-cell table:style-name="ce36" office:value-type="float" office:value="7917" calcext:value-type="float">
            <text:p><text:s text:c="3"/>7,91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76" calcext:value-type="float">
            <text:p><text:s text:c="3"/>27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75" calcext:value-type="float">
            <text:p><text:s text:c="3"/>275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2" calcext:value-type="float">
            <text:p><text:s text:c="3"/>42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233" calcext:value-type="float">
            <text:p><text:s text:c="3"/>23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8255" calcext:value-type="float">
            <text:p><text:s text:c="3"/>8,255</text:p>
          </table:table-cell>
          <table:table-cell table:style-name="ce119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527" calcext:value-type="float">
            <text:p><text:s text:c="3"/>527</text:p>
          </table:table-cell>
          <table:table-cell table:style-name="ce134" office:value-type="float" office:value="526" calcext:value-type="float">
            <text:p><text:s text:c="3"/>52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493" calcext:value-type="float">
            <text:p><text:s text:c="3"/>493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34" calcext:value-type="float">
            <text:p><text:s text:c="3"/>34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18" office:value-type="float" office:value="6486" calcext:value-type="float">
            <text:p><text:s text:c="3"/>6,486</text:p>
          </table:table-cell>
          <table:table-cell table:style-name="ce36" office:value-type="float" office:value="6480" calcext:value-type="float">
            <text:p><text:s text:c="3"/>6,48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3" office:value-type="float" office:value="230" calcext:value-type="float">
            <text:p><text:s text:c="3"/>23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30" calcext:value-type="float">
            <text:p><text:s text:c="3"/>230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197" calcext:value-type="float">
            <text:p><text:s text:c="3"/>197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771" calcext:value-type="float">
            <text:p><text:s text:c="3"/>6,771</text:p>
          </table:table-cell>
          <table:table-cell table:style-name="ce119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505" calcext:value-type="float">
            <text:p><text:s text:c="3"/>505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472" calcext:value-type="float">
            <text:p><text:s text:c="3"/>472</text:p>
          </table:table-cell>
          <table:table-cell table:style-name="ce134" office:value-type="float" office:value="461" calcext:value-type="float">
            <text:p><text:s text:c="3"/>461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429" calcext:value-type="float">
            <text:p><text:s text:c="3"/>429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6614" calcext:value-type="float">
            <text:p><text:s text:c="3"/>6,614</text:p>
          </table:table-cell>
          <table:table-cell table:style-name="ce118" office:value-type="float" office:value="6341" calcext:value-type="float">
            <text:p><text:s text:c="3"/>6,341</text:p>
          </table:table-cell>
          <table:table-cell table:style-name="ce36" office:value-type="float" office:value="6338" calcext:value-type="float">
            <text:p><text:s text:c="3"/>6,33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3" office:value-type="float" office:value="220" calcext:value-type="float">
            <text:p><text:s text:c="3"/>22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20" calcext:value-type="float">
            <text:p><text:s text:c="3"/>220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83" calcext:value-type="float">
            <text:p><text:s text:c="3"/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83" calcext:value-type="float">
            <text:p><text:s text:c="3"/>18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614" calcext:value-type="float">
            <text:p><text:s text:c="3"/>6,614</text:p>
          </table:table-cell>
          <table:table-cell table:style-name="ce119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472" calcext:value-type="float">
            <text:p><text:s text:c="3"/>472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45" calcext:value-type="float">
            <text:p><text:s text:c="3"/>445</text:p>
          </table:table-cell>
          <table:table-cell table:style-name="ce134" office:value-type="float" office:value="432" calcext:value-type="float">
            <text:p><text:s text:c="3"/>432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05" calcext:value-type="float">
            <text:p><text:s text:c="3"/>405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6338" calcext:value-type="float">
            <text:p><text:s text:c="3"/>6,338</text:p>
          </table:table-cell>
          <table:table-cell table:style-name="ce118" office:value-type="float" office:value="6045" calcext:value-type="float">
            <text:p><text:s text:c="3"/>6,045</text:p>
          </table:table-cell>
          <table:table-cell table:style-name="ce36" office:value-type="float" office:value="6041" calcext:value-type="float">
            <text:p><text:s text:c="3"/>6,0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3" office:value-type="float" office:value="225" calcext:value-type="float">
            <text:p><text:s text:c="3"/>22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25" calcext:value-type="float">
            <text:p><text:s text:c="3"/>225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88" calcext:value-type="float">
            <text:p><text:s text:c="3"/>188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88" calcext:value-type="float">
            <text:p><text:s text:c="3"/>188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6338" calcext:value-type="float">
            <text:p><text:s text:c="3"/>6,338</text:p>
          </table:table-cell>
          <table:table-cell table:style-name="ce119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34" office:value-type="float" office:value="450" calcext:value-type="float">
            <text:p><text:s text:c="3"/>450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23" calcext:value-type="float">
            <text:p><text:s text:c="3"/>423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394" calcext:value-type="float">
            <text:p><text:s text:c="3"/>394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11321" calcext:value-type="float">
            <text:p><text:s text:c="3"/>11,321</text:p>
          </table:table-cell>
          <table:table-cell table:style-name="ce118" office:value-type="float" office:value="11007" calcext:value-type="float">
            <text:p><text:s text:c="3"/>11,007</text:p>
          </table:table-cell>
          <table:table-cell table:style-name="ce36" office:value-type="float" office:value="11007" calcext:value-type="float">
            <text:p><text:s text:c="3"/>11,00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3" office:value-type="float" office:value="250" calcext:value-type="float">
            <text:p><text:s text:c="3"/>25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248" calcext:value-type="float">
            <text:p><text:s text:c="3"/>248</text:p>
          </table:table-cell>
          <table:table-cell table:style-name="ce133" office:value-type="float" office:value="50" calcext:value-type="float">
            <text:p><text:s text:c="3"/>5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9" calcext:value-type="float">
            <text:p><text:s text:c="3"/>49</text:p>
          </table:table-cell>
          <table:table-cell table:style-name="ce133" office:value-type="float" office:value="200" calcext:value-type="float">
            <text:p><text:s text:c="3"/>20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6" office:value-type="float" office:value="199" calcext:value-type="float">
            <text:p><text:s text:c="3"/>19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1321" calcext:value-type="float">
            <text:p><text:s text:c="3"/>11,321</text:p>
          </table:table-cell>
          <table:table-cell table:style-name="ce119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369" calcext:value-type="float">
            <text:p><text:s text:c="3"/>369</text:p>
          </table:table-cell>
          <table:table-cell table:style-name="ce134" office:value-type="float" office:value="385" calcext:value-type="float">
            <text:p><text:s text:c="3"/>385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34" office:value-type="float" office:value="333" calcext:value-type="float">
            <text:p><text:s text:c="3"/>333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10188" calcext:value-type="float">
            <text:p><text:s text:c="3"/>10,188</text:p>
          </table:table-cell>
          <table:table-cell table:style-name="ce118" office:value-type="float" office:value="9897" calcext:value-type="float">
            <text:p><text:s text:c="3"/>9,897</text:p>
          </table:table-cell>
          <table:table-cell table:style-name="ce36" office:value-type="float" office:value="9896" calcext:value-type="float">
            <text:p><text:s text:c="3"/>9,8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3" office:value-type="float" office:value="236" calcext:value-type="float">
            <text:p><text:s text:c="3"/>23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35" calcext:value-type="float">
            <text:p><text:s text:c="3"/>235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2" calcext:value-type="float">
            <text:p><text:s text:c="3"/>42</text:p>
          </table:table-cell>
          <table:table-cell table:style-name="ce133" office:value-type="float" office:value="193" calcext:value-type="float">
            <text:p><text:s text:c="3"/>193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93" calcext:value-type="float">
            <text:p><text:s text:c="3"/>193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0188" calcext:value-type="float">
            <text:p><text:s text:c="3"/>10,188</text:p>
          </table:table-cell>
          <table:table-cell table:style-name="ce119" office:value-type="float" office:value="8663" calcext:value-type="float">
            <text:p><text:s text:c="3"/>8,663</text:p>
          </table:table-cell>
          <table:table-cell table:style-name="ce37" office:value-type="float" office:value="8662" calcext:value-type="float">
            <text:p><text:s text:c="3"/>8,66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415" calcext:value-type="float">
            <text:p><text:s text:c="3"/>415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369" calcext:value-type="float">
            <text:p><text:s text:c="3"/>369</text:p>
          </table:table-cell>
          <table:table-cell table:style-name="ce134" office:value-type="float" office:value="389" calcext:value-type="float">
            <text:p><text:s text:c="3"/>389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343" calcext:value-type="float">
            <text:p><text:s text:c="3"/>343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13946" calcext:value-type="float">
            <text:p><text:s text:c="3"/>13,946</text:p>
          </table:table-cell>
          <table:table-cell table:style-name="ce118" office:value-type="float" office:value="13586" calcext:value-type="float">
            <text:p><text:s text:c="3"/>13,586</text:p>
          </table:table-cell>
          <table:table-cell table:style-name="ce36" office:value-type="float" office:value="13586" calcext:value-type="float">
            <text:p><text:s text:c="3"/>13,5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291" calcext:value-type="float">
            <text:p><text:s text:c="3"/>29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90" calcext:value-type="float">
            <text:p><text:s text:c="3"/>290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3" office:value-type="float" office:value="251" calcext:value-type="float">
            <text:p><text:s text:c="3"/>25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6" office:value-type="float" office:value="250" calcext:value-type="float">
            <text:p><text:s text:c="3"/>250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3946" calcext:value-type="float">
            <text:p><text:s text:c="3"/>13,946</text:p>
          </table:table-cell>
          <table:table-cell table:style-name="ce119" office:value-type="float" office:value="12389" calcext:value-type="float">
            <text:p><text:s text:c="3"/>12,389</text:p>
          </table:table-cell>
          <table:table-cell table:style-name="ce37" office:value-type="float" office:value="12386" calcext:value-type="float">
            <text:p><text:s text:c="3"/>12,38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34" office:value-type="float" office:value="458" calcext:value-type="float">
            <text:p><text:s text:c="3"/>458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34" office:value-type="float" office:value="405" calcext:value-type="float">
            <text:p><text:s text:c="3"/>405</text:p>
          </table:table-cell>
          <table:table-cell table:style-name="ce134" office:value-type="float" office:value="432" calcext:value-type="float">
            <text:p><text:s text:c="3"/>432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34" office:value-type="float" office:value="379" calcext:value-type="float">
            <text:p><text:s text:c="3"/>379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23379" calcext:value-type="float">
            <text:p><text:s text:c="3"/>23,379</text:p>
          </table:table-cell>
          <table:table-cell table:style-name="ce33" office:value-type="float" office:value="22820" calcext:value-type="float">
            <text:p><text:s text:c="3"/>22,820</text:p>
          </table:table-cell>
          <table:table-cell table:style-name="ce33" office:value-type="float" office:value="22818" calcext:value-type="float">
            <text:p><text:s text:c="3"/>22,818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85" calcext:value-type="float">
            <text:p><text:s text:c="3"/>85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81" calcext:value-type="float">
            <text:p><text:s text:c="3"/>81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446" calcext:value-type="float">
            <text:p><text:s text:c="3"/>44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443" calcext:value-type="float">
            <text:p><text:s text:c="3"/>443</text:p>
          </table:table-cell>
          <table:table-cell table:style-name="ce33" office:value-type="float" office:value="73" calcext:value-type="float">
            <text:p><text:s text:c="3"/>7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71" calcext:value-type="float">
            <text:p><text:s text:c="3"/>71</text:p>
          </table:table-cell>
          <table:table-cell table:style-name="ce33" office:value-type="float" office:value="373" calcext:value-type="float">
            <text:p><text:s text:c="3"/>37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二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23379" calcext:value-type="float">
            <text:p><text:s text:c="3"/>23,379</text:p>
          </table:table-cell>
          <table:table-cell table:style-name="ce34" office:value-type="float" office:value="20516" calcext:value-type="float">
            <text:p><text:s text:c="3"/>20,516</text:p>
          </table:table-cell>
          <table:table-cell table:style-name="ce34" office:value-type="float" office:value="20511" calcext:value-type="float">
            <text:p><text:s text:c="3"/>20,511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2161" calcext:value-type="float">
            <text:p><text:s text:c="3"/>2,161</text:p>
          </table:table-cell>
          <table:table-cell table:style-name="ce34" office:value-type="float" office:value="127" calcext:value-type="float">
            <text:p><text:s text:c="3"/>127</text:p>
          </table:table-cell>
          <table:table-cell table:style-name="ce34" office:value-type="float" office:value="2034" calcext:value-type="float">
            <text:p><text:s text:c="3"/>2,034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34" office:value-type="float" office:value="665" calcext:value-type="float">
            <text:p><text:s text:c="3"/>665</text:p>
          </table:table-cell>
          <table:table-cell table:style-name="ce34" office:value-type="float" office:value="82" calcext:value-type="float">
            <text:p><text:s text:c="3"/>82</text:p>
          </table:table-cell>
          <table:table-cell table:style-name="ce34" office:value-type="float" office:value="583" calcext:value-type="float">
            <text:p><text:s text:c="3"/>583</text:p>
          </table:table-cell>
          <table:table-cell table:style-name="ce34" office:value-type="float" office:value="584" calcext:value-type="float">
            <text:p><text:s text:c="3"/>584</text:p>
          </table:table-cell>
          <table:table-cell table:style-name="ce34" office:value-type="float" office:value="82" calcext:value-type="float">
            <text:p><text:s text:c="3"/>82</text:p>
          </table:table-cell>
          <table:table-cell table:style-name="ce34" office:value-type="float" office:value="502" calcext:value-type="float">
            <text:p><text:s text:c="3"/>502</text:p>
          </table:table-cell>
          <table:table-cell table:style-name="ce34" office:value-type="float" office:value="81" calcext:value-type="float">
            <text:p><text:s text:c="3"/>81</text:p>
          </table:table-cell>
          <table:table-cell table:style-name="ce34" office:value-type="float" office:value="0" calcext:value-type="float">
            <text:p>—</text:p>
          </table:table-cell>
          <table:table-cell table:style-name="ce83" office:value-type="float" office:value="81" calcext:value-type="float">
            <text:p><text:s text:c="3"/>81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14345" calcext:value-type="float">
            <text:p><text:s text:c="3"/>14,345</text:p>
          </table:table-cell>
          <table:table-cell table:style-name="ce118" office:value-type="float" office:value="14096" calcext:value-type="float">
            <text:p><text:s text:c="3"/>14,096</text:p>
          </table:table-cell>
          <table:table-cell table:style-name="ce36" office:value-type="float" office:value="14095" calcext:value-type="float">
            <text:p><text:s text:c="3"/>14,09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3" office:value-type="float" office:value="209" calcext:value-type="float">
            <text:p><text:s text:c="3"/>20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08" calcext:value-type="float">
            <text:p><text:s text:c="3"/>208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3" office:value-type="float" office:value="177" calcext:value-type="float">
            <text:p><text:s text:c="3"/>17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6" office:value-type="float" office:value="176" calcext:value-type="float">
            <text:p><text:s text:c="3"/>17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14345" calcext:value-type="float">
            <text:p><text:s text:c="3"/>14,345</text:p>
          </table:table-cell>
          <table:table-cell table:style-name="ce119" office:value-type="float" office:value="13027" calcext:value-type="float">
            <text:p><text:s text:c="3"/>13,027</text:p>
          </table:table-cell>
          <table:table-cell table:style-name="ce37" office:value-type="float" office:value="13022" calcext:value-type="float">
            <text:p><text:s text:c="3"/>13,0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26" calcext:value-type="float">
            <text:p><text:s text:c="3"/>92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374" calcext:value-type="float">
            <text:p><text:s text:c="3"/>374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323" calcext:value-type="float">
            <text:p><text:s text:c="3"/>323</text:p>
          </table:table-cell>
          <table:table-cell table:style-name="ce134" office:value-type="float" office:value="342" calcext:value-type="float">
            <text:p><text:s text:c="3"/>342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291" calcext:value-type="float">
            <text:p><text:s text:c="3"/>291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118" office:value-type="float" office:value="9034" calcext:value-type="float">
            <text:p><text:s text:c="3"/>9,034</text:p>
          </table:table-cell>
          <table:table-cell table:style-name="ce118" office:value-type="float" office:value="8724" calcext:value-type="float">
            <text:p><text:s text:c="3"/>8,724</text:p>
          </table:table-cell>
          <table:table-cell table:style-name="ce36" office:value-type="float" office:value="8723" calcext:value-type="float">
            <text:p><text:s text:c="3"/>8,72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3" office:value-type="float" office:value="237" calcext:value-type="float">
            <text:p><text:s text:c="3"/>237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235" calcext:value-type="float">
            <text:p><text:s text:c="3"/>235</text:p>
          </table:table-cell>
          <table:table-cell table:style-name="ce133" office:value-type="float" office:value="41" calcext:value-type="float">
            <text:p><text:s text:c="3"/>4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39" calcext:value-type="float">
            <text:p><text:s text:c="3"/>39</text:p>
          </table:table-cell>
          <table:table-cell table:style-name="ce133" office:value-type="float" office:value="196" calcext:value-type="float">
            <text:p><text:s text:c="3"/>196</text:p>
          </table:table-cell>
          <table:table-cell table:style-name="ce133" office:value-type="float" office:value="0" calcext:value-type="float">
            <text:p>—</text:p>
          </table:table-cell>
          <table:table-cell table:style-name="ce146" office:value-type="float" office:value="196" calcext:value-type="float">
            <text:p><text:s text:c="3"/>196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9" office:value-type="float" office:value="9034" calcext:value-type="float">
            <text:p><text:s text:c="3"/>9,034</text:p>
          </table:table-cell>
          <table:table-cell table:style-name="ce119" office:value-type="float" office:value="7489" calcext:value-type="float">
            <text:p><text:s text:c="3"/>7,489</text:p>
          </table:table-cell>
          <table:table-cell table:style-name="ce37" office:value-type="float" office:value="7489" calcext:value-type="float">
            <text:p><text:s text:c="3"/>7,48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34" office:value-type="float" office:value="291" calcext:value-type="float">
            <text:p><text:s text:c="3"/>291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242" calcext:value-type="float">
            <text:p><text:s text:c="3"/>242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211" calcext:value-type="float">
            <text:p><text:s text:c="3"/>211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0" calcext:value-type="float">
            <text:p>—</text:p>
          </table:table-cell>
          <table:table-cell table:style-name="ce147" office:value-type="float" office:value="49" calcext:value-type="float">
            <text:p><text:s text:c="3"/>49</text:p>
          </table:table-cell>
          <table:table-cell table:style-name="ce121"/>
          <table:table-cell table:style-name="ce94" table:number-columns-repeated="30"/>
          <table:table-cell table:style-name="ce148" table:number-columns-repeated="8"/>
          <table:table-cell table:number-columns-repeated="964"/>
        </table:table-row>
        <table:table-row table:style-name="ro5">
          <table:table-cell table:style-name="ce108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0"/>
          <table:table-cell table:style-name="ce121" table:number-columns-repeated="3"/>
          <table:table-cell table:style-name="ce126" table:number-columns-repeated="4"/>
          <table:table-cell table:style-name="ce127" table:number-columns-spanned="2" table:number-rows-spanned="1"/>
          <table:covered-table-cell table:style-name="ce127"/>
          <table:table-cell table:style-name="ce121" table:number-columns-repeated="4"/>
          <table:table-cell office:value-type="string" calcext:value-type="string">
            <text:p> <text:span text:style-name="T6">         內政部戶政司 民國99年3月8日編製</text:span></text:p>
          </table:table-cell>
          <table:table-cell/>
          <table:table-cell table:style-name="ce15"/>
          <table:table-cell table:style-name="ce138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08" office:value-type="string" calcext:value-type="string">
            <text:p>     <text:s/>2.本國籍未設籍欄位係指臺灣地區無戶籍國民。</text:p>
          </table:table-cell>
          <table:table-cell/>
          <table:table-cell table:style-name="ce121" table:number-columns-repeated="2"/>
          <table:table-cell table:style-name="ce122" table:number-columns-repeated="2"/>
          <table:table-cell table:style-name="ce121" table:number-columns-repeated="16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2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3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2"/>
          <table:table-cell table:style-name="ce121" table:number-columns-repeated="19"/>
          <table:table-cell table:style-name="ce94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1" table:number-columns-repeated="20"/>
          <table:table-cell table:style-name="ce94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2.xls'#$''.$G$5]"/>
        <table:named-expression table:name="出生" table:base-cell-address="$年月別.$A$1" table:expression="['file:///D:/123/h45/%E8%A1%A8%E5%85%AD9902.xls'#$''.$V$14:.$V$34]"/>
        <table:named-expression table:name="月底人口數" table:base-cell-address="$年月別.$A$1" table:expression="['file:///D:/123/h45/%E8%A1%A8%E5%85%AD9902.xls'#$''.$AT$14:.$AU$34]"/>
        <table:named-expression table:name="死亡" table:base-cell-address="$年月別.$A$1" table:expression="['file:///D:/123/h45/%E8%A1%A8%E5%85%AD9902.xls'#$''.$Y$14:.$Y$34]"/>
        <table:named-expression table:name="結婚" table:base-cell-address="$年月別.$A$1" table:expression="['file:///D:/123/h45/%E8%A1%A8%E5%85%AD9902.xls'#$''.$L$14:.$L$34]"/>
        <table:named-expression table:name="鄰數戶數" table:base-cell-address="$年月別.$A$1" table:expression="['file:///D:/123/h45/%E8%A1%A8%E5%85%AD9902.xls'#$''.$AQ$14:.$AR$34]"/>
        <table:named-expression table:name="離婚" table:base-cell-address="$年月別.$A$1" table:expression="['file:///D:/123/h45/%E8%A1%A8%E5%85%AD99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44:28</meta:creation-date>
    <dc:creator>user</dc:creator>
    <dc:date>2010-03-08T16:45:03</dc:date>
    <meta:document-statistic meta:table-count="3" meta:cell-count="1879" meta:object-count="0"/>
    <meta:generator>LibreOffice/5.0.5.2$Windows_x86 LibreOffice_project/55b006a02d247b5f7215fc6ea0fde844b30035b3</meta:generator>
  </office:meta>
</office:document-meta>
</file>